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280F0DE3BA9F34FDB1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698cm" svg:height="2.698cm" svg:x="8.843cm" svg:y="11.002cm">
          <draw:image xlink:href="Pictures/100000000000028000000280F0DE3BA9F34FDB1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02T14:38:22.983393682</dc:date>
    <meta:editing-duration>PT1M4S</meta:editing-duration>
    <meta:editing-cycles>1</meta:editing-cycles>
    <meta:document-statistic meta:object-count="1"/>
    <meta:generator>LibreOffice/6.0.7.3$Linux_X86_64 LibreOffice_project/00m0$Build-3</meta:generator>
  </office:meta>
</office:document-meta>
</file>